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100000DB40AC2FDC21ED550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fo:color="#999999" loext:opacity="100%" fo:language="pt" fo:country="BR" officeooo:rsid="000bb793" officeooo:paragraph-rsid="006d88bf"/>
    </style:style>
    <style:style style:name="P2" style:family="paragraph" style:parent-style-name="Standard">
      <style:paragraph-properties fo:text-align="start" style:justify-single-word="false"/>
      <style:text-properties fo:color="#999999" loext:opacity="100%" style:font-name="Liberation Serif" fo:font-size="12pt" fo:language="pt" fo:country="BR" fo:font-style="italic" fo:font-weight="normal" officeooo:rsid="006d88bf" officeooo:paragraph-rsid="006f57fb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999999" loext:opacity="100%" style:font-name="Liberation Serif" fo:font-size="10pt" fo:language="pt" fo:country="BR" fo:font-style="italic" fo:font-weight="normal" officeooo:rsid="006d88bf" officeooo:paragraph-rsid="006f57fb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Footer">
      <style:paragraph-properties fo:text-align="center" style:justify-single-word="false"/>
      <style:text-properties fo:language="pt" fo:country="B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4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b2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b2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fo:font-weight="bold" officeooo:rsid="005e2f8c" officeooo:paragraph-rsid="005e2f8c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rsid="003b6ef0" officeooo:paragraph-rsid="003b6ef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paragraph-rsid="0045b6bf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officeooo:rsid="005c725c" officeooo:paragraph-rsid="005c725c"/>
    </style:style>
    <style:style style:name="P14" style:family="paragraph" style:parent-style-name="Standard" style:master-page-name="Standard">
      <style:paragraph-properties fo:text-align="start" style:justify-single-word="false" style:page-number="auto"/>
      <style:text-properties fo:color="#999999" loext:opacity="100%" style:font-name="Liberation Serif" fo:font-size="12pt" fo:language="pt" fo:country="BR" fo:font-style="italic" fo:font-weight="normal" officeooo:rsid="006d88bf" officeooo:paragraph-rsid="006d88bf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Liberation Serif" fo:font-size="16pt" fo:language="pt" fo:country="BR" fo:font-weight="normal" officeooo:rsid="0035dcd2" officeooo:paragraph-rsid="0035dcd2" style:font-size-asian="16pt" style:font-weight-asian="normal" style:font-size-complex="16pt" style:font-weight-complex="normal"/>
    </style:style>
    <style:style style:name="P16" style:family="paragraph" style:parent-style-name="Standard">
      <style:text-properties style:font-name="Liberation Serif" officeooo:paragraph-rsid="006b29a2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72331d" officeooo:paragraph-rsid="00723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331d" officeooo:paragraph-rsid="00723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center" style:justify-single-word="false"/>
      <style:text-properties officeooo:paragraph-rsid="005c725c"/>
    </style:style>
    <style:style style:name="P21" style:family="paragraph" style:parent-style-name="Text_20_body">
      <style:paragraph-properties fo:text-align="center" style:justify-single-word="false"/>
      <style:text-properties fo:color="#000000" loext:opacity="100%" style:font-name="Liberation Serif" fo:language="pt" fo:country="BR" officeooo:rsid="006cc11f" officeooo:paragraph-rsid="005c725c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5e2f8c" officeooo:paragraph-rsid="005e2f8c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4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2331d"/>
    </style:style>
    <style:style style:name="P26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7" style:family="paragraph" style:parent-style-name="Text_20_body">
      <style:paragraph-properties fo:text-align="start" style:justify-single-word="false"/>
      <style:text-properties officeooo:rsid="0072331d" officeooo:paragraph-rsid="0072331d"/>
    </style:style>
    <style:style style:name="T1" style:family="text">
      <style:text-properties fo:color="#000000" loext:opacity="100%" fo:language="pt" fo:country="BR" fo:font-style="normal" style:font-style-asian="normal" style:font-style-complex="normal"/>
    </style:style>
    <style:style style:name="T2" style:family="text">
      <style:text-properties fo:color="#000000" loext:opacity="100%" fo:language="pt" fo:country="BR" fo:font-style="normal" officeooo:rsid="0072331d" style:font-style-asian="normal" style:font-style-complex="normal"/>
    </style:style>
    <style:style style:name="T3" style:family="text">
      <style:text-properties fo:color="#000000" loext:opacity="100%" style:font-name="Liberation Serif" fo:language="pt" fo:country="BR"/>
    </style:style>
    <style:style style:name="T4" style:family="text">
      <style:text-properties fo:color="#000000" loext:opacity="100%" style:font-name="Liberation Serif" fo:language="pt" fo:country="BR" officeooo:rsid="006cc11f"/>
    </style:style>
    <style:style style:name="T5" style:family="text">
      <style:text-properties fo:color="#000000" loext:opacity="100%" style:font-name="Liberation Serif" fo:language="pt" fo:country="BR" officeooo:rsid="0072331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pt" fo:country="BR"/>
    </style:style>
    <style:style style:name="T8" style:family="text">
      <style:text-properties fo:language="pt" fo:country="BR" officeooo:rsid="005c725c"/>
    </style:style>
    <style:style style:name="T9" style:family="text">
      <style:text-properties officeooo:rsid="00606295"/>
    </style:style>
    <style:style style:name="T10" style:family="text">
      <style:text-properties officeooo:rsid="0061eb8b"/>
    </style:style>
    <style:style style:name="T11" style:family="text">
      <style:text-properties officeooo:rsid="006b29a2"/>
    </style:style>
    <style:style style:name="T12" style:family="text">
      <style:text-properties officeooo:rsid="0072331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><text:span text:style-name="T6">Problema</text:span>: <text:span text:style-name="T12">Editor de Texto Simplificado</text:span></text:p>
      <text:p text:style-name="P3">Elaborado por: <text:span text:style-name="T12">Emanuel Catão</text:span></text:p>
      <text:p text:style-name="P2"/>
      <text:p text:style-name="P13"><text:span text:style-name="T2">João está criando um editor de texto simplificado para poder utilizar em seu computador, como o teclado do computador de João está quebrado, não permitindo a digitação do espaço, ele quis que em seu editor de texto, a operação de mover o cursor para a direita, no final de um texto, funcionasse como sua tecla de espaço, de resto, as operações são semelhantes a de um editor convencional. </text:span><text:span text:style-name="T1">Desenvolva um editor de texto simplificado utilizando uma lista duplamente encadeada. O programa deve suportar as seguintes operações: </text:span></text:p>
      <text:p text:style-name="P21">Inserir um caractere na posição atual do cursor.</text:p>
      <text:list text:style-name="L1">
        <text:list-item>
          <text:p text:style-name="P23">Remover um caractere na posição do cursor.</text:p>
        </text:list-item>
        <text:list-item>
          <text:p text:style-name="P23">Mover o cursor para a esquerda.</text:p>
        </text:list-item>
        <text:list-item>
          <text:p text:style-name="P23">Mover o cursor para a direita.</text:p>
        </text:list-item>
        <text:list-item>
          <text:p text:style-name="P24">Desfazer a última operação de inserção ou remoção (um nível de desfazer).</text:p>
        </text:list-item>
      </text:list>
      <text:p text:style-name="P20"><text:span text:style-name="T4">O cursor deve ser capaz de mover-se entre os caracteres inseridos, permitindo a inserção ou remoção em qualquer ponto do texto. Ao iniciar, o cursor está posicionado no início do texto.</text:span></text:p>
      <text:p text:style-name="P27"><text:span text:style-name="T4">O</text:span><text:span text:style-name="T3">bservações: Tentar mover o cursor para a direita, para além do final do texto gera um espaço em branco, ou seja, se você quiser inserir um espaço em branco, basta mover o cursor para a direita no final do texto.</text:span></text:p>
      <text:p text:style-name="P10">Entrada</text:p>
      <text:p text:style-name="P22">Uma série de comandos do usuário para editar o texto. Cada comando tem um identificador (‘I’ para inserir, ‘R’ para remover, ‘L’ para mover para a esquerda, ‘<text:span text:style-name="T12">E’ para mover para a direita,</text:span> ‘D’ para desfazer, ‘<text:span text:style-name="T12">S’ para encerrar o editor de texto</text:span>).</text:p>
      <text:list text:style-name="L3">
        <text:list-item>
          <text:p text:style-name="P26">O caractere a ser inserido <text:span text:style-name="T12">deve ser informado</text:span>, caso o comando seja de inserção.</text:p>
        </text:list-item>
      </text:list>
      <text:p text:style-name="P10">Saída</text:p>
      <text:p text:style-name="P25"><text:span text:style-name="T5">Após cada comando deve ser impresso o</text:span> texto atual a cada comando e a posição do cursor. <text:span text:style-name="T12">O cursor deve ser representado por | .</text:span></text:p>
      <text:p text:style-name="P11">Exemplo<text:span text:style-name="T9">s</text:span>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5">Exemplo de entrada 1</text:p>
            <text:p text:style-name="P17">I O</text:p>
            <text:p text:style-name="P17">I i</text:p>
            <text:p text:style-name="P17">E</text:p>
            <text:p text:style-name="P17">I !</text:p>
            <text:p text:style-name="P17">S</text:p>
          </table:table-cell>
          <table:table-cell table:style-name="Tabela2.B1" office:value-type="string">
            <text:p text:style-name="P6">Exemplo de saída <text:span text:style-name="T9">1</text:span></text:p>
            <text:p text:style-name="P19"><text:span text:style-name="T7">O|</text:span></text:p>
            <text:p text:style-name="P19"><text:span text:style-name="T7">Oi|</text:span></text:p>
            <text:p text:style-name="P19"><text:span text:style-name="T7">Oi |</text:span></text:p>
            <text:p text:style-name="P19"><text:span text:style-name="T7">Oi !|</text:span></text:p>
            <text:p text:style-name="P19"><text:span text:style-name="T7">Saindo do editor...</text:span></text:p>
          </table:table-cell>
        </table:table-row>
      </table:table>
      <text:p text:style-name="P12"/>
      <table:table table:name="Tabela1" table:style-name="Tabela1" table:template-name="Default Style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7">Exemplo de entrada <text:span text:style-name="T10">2</text:span></text:p>
            <text:p text:style-name="P18">I E</text:p>
            <text:p text:style-name="P18">I r</text:p>
            <text:p text:style-name="P18">I r</text:p>
            <text:p text:style-name="P18">I a</text:p>
            <text:p text:style-name="P18">I r</text:p>
            <text:p text:style-name="P18">E </text:p>
            <text:p text:style-name="P18">I e</text:p>
            <text:p text:style-name="P18">E </text:p>
            <text:p text:style-name="P18">I u</text:p>
            <text:p text:style-name="P18">I m</text:p>
            <text:p text:style-name="P18">I a</text:p>
            <text:p text:style-name="P18">I n</text:p>
            <text:p text:style-name="P18">I o</text:p>
            <text:p text:style-name="P18">L</text:p>
            <text:p text:style-name="P18">L</text:p>
            <text:p text:style-name="P18">L</text:p>
            <text:p text:style-name="P18">L</text:p>
            <text:p text:style-name="P18">L</text:p>
            <text:p text:style-name="P18">I h</text:p>
            <text:p text:style-name="P18">L </text:p>
            <text:p text:style-name="P18">I c</text:p>
            <text:p text:style-name="P18">I o</text:p>
            <text:p text:style-name="P18">I m</text:p>
            <text:p text:style-name="P18">I i</text:p>
            <text:p text:style-name="P18">I c</text:p>
            <text:p text:style-name="P18">I o</text:p>
            <text:p text:style-name="P18">R</text:p>
            <text:p text:style-name="P18">R</text:p>
            <text:p text:style-name="P18">R</text:p>
            <text:p text:style-name="P18">R</text:p>
            <text:p text:style-name="P18">R</text:p>
            <text:p text:style-name="P18">R</text:p>
            <text:p text:style-name="P18">S</text:p>
          </table:table-cell>
          <table:table-cell table:style-name="Tabela1.B1" office:value-type="string">
            <text:p text:style-name="P7">Exemplo de saída <text:span text:style-name="T10">2</text:span></text:p>
            <text:p text:style-name="P18">E|</text:p>
            <text:p text:style-name="P18">Er|</text:p>
            <text:p text:style-name="P18">Err|</text:p>
            <text:p text:style-name="P18">Erra|</text:p>
            <text:p text:style-name="P18">Errar|</text:p>
            <text:p text:style-name="P18">Errar |</text:p>
            <text:p text:style-name="P18">Errar e|</text:p>
            <text:p text:style-name="P18">Errar e |</text:p>
            <text:p text:style-name="P18">Errar e u|</text:p>
            <text:p text:style-name="P18">Errar e um|</text:p>
            <text:p text:style-name="P18">Errar e uma|</text:p>
            <text:p text:style-name="P18">Errar e uman|</text:p>
            <text:p text:style-name="P18">Errar e umano|</text:p>
            <text:p text:style-name="P18">Errar e uman|o</text:p>
            <text:p text:style-name="P18">Errar e uma|no</text:p>
            <text:p text:style-name="P18">Errar e um|ano</text:p>
            <text:p text:style-name="P18">Errar e u|mano</text:p>
            <text:p text:style-name="P18">Errar e |umano</text:p>
            <text:p text:style-name="P18">Errar e h|umano</text:p>
            <text:p text:style-name="P18">Errar e |humano</text:p>
            <text:p text:style-name="P18">Errar e c|humano</text:p>
            <text:p text:style-name="P18">Errar e co|humano</text:p>
            <text:p text:style-name="P18">Errar e com|humano</text:p>
            <text:p text:style-name="P18">Errar e comi|humano</text:p>
            <text:p text:style-name="P18">Errar e comic|humano</text:p>
            <text:p text:style-name="P18">Errar e comico|humano</text:p>
            <text:p text:style-name="P18">Errar e comico|umano</text:p>
            <text:p text:style-name="P18">Errar e comico|mano</text:p>
            <text:p text:style-name="P18">Errar e comico|ano</text:p>
            <text:p text:style-name="P18">Errar e comico|no</text:p>
            <text:p text:style-name="P18">Errar e comico|o</text:p>
            <text:p text:style-name="P18">Errar e comico|</text:p>
            <text:p text:style-name="P18">Saindo do editor..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FundoMaterial600" xlink:href="Pictures/10000001000009B100000DB40AC2FDC21ED550B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style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90%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list-style-name="Numbering_20_123" style:class="chapter" style:master-page-name="">
      <style:paragraph-properties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Numbering_20_123" style:class="text">
      <style:paragraph-properties fo:margin-top="0.212cm" fo:margin-bottom="0.212cm" style:contextual-spacing="false"/>
      <style:text-properties style:font-name="Liberation Serif1" fo:font-family="'Liberation Serif'" style:font-style-name="Itálico" style:font-family-generic="roman" style:font-pitch="variable" fo:font-size="90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4" style:display-name="List 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999999" loext:opacity="100%" fo:language="pt" fo:country="BR" officeooo:rsid="000bb793" officeooo:paragraph-rsid="006d88bf"/>
    </style:style>
    <style:style style:name="MP2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none" fo:padding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1000009B100000DB40AC2FDC21ED550B4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border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Estruturas de Dados – Prof. Rafael Lima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6T14:08:29.372000000</meta:creation-date>
    <meta:generator>LibreOffice/7.6.2.1$Windows_X86_64 LibreOffice_project/56f7684011345957bbf33a7ee678afaf4d2ba333</meta:generator>
    <meta:editing-duration>PT2H5M43S</meta:editing-duration>
    <meta:editing-cycles>29</meta:editing-cycles>
    <dc:date>2023-11-05T14:06:44.198000000</dc:date>
    <meta:document-statistic meta:table-count="2" meta:image-count="0" meta:object-count="0" meta:page-count="2" meta:paragraph-count="98" meta:word-count="473" meta:character-count="2360" meta:non-whitespace-character-count="1985"/>
  </office:meta>
</office:document-meta>
</file>